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use-window-font-color="true"/>
    </style:style>
    <style:style style:name="P2" style:family="paragraph" style:parent-style-name="Standard">
      <style:text-properties fo:language="es" fo:country="ES"/>
    </style:style>
    <style:style style:name="P3" style:family="paragraph" style:parent-style-name="Standard">
      <style:text-properties fo:color="#000000" fo:language="es" fo:country="ES"/>
    </style:style>
    <style:style style:name="P4" style:family="paragraph" style:parent-style-name="Standard">
      <style:text-properties fo:language="es" fo:country="ES"/>
    </style:style>
    <style:style style:name="T1" style:family="text">
      <style:text-properties fo:color="#ff3333"/>
    </style:style>
    <style:style style:name="T2" style:family="text">
      <style:text-properties fo:color="#ff3333" fo:language="en" fo:country="US"/>
    </style:style>
    <style:style style:name="T3" style:family="text">
      <style:text-properties fo:color="#ff3333" fo:language="es" fo:country="ES"/>
    </style:style>
    <style:style style:name="T4" style:family="text">
      <style:text-properties style:use-window-font-color="true"/>
    </style:style>
    <style:style style:name="T5" style:family="text">
      <style:text-properties fo:language="es" fo:country="ES"/>
    </style:style>
    <style:style style:name="T6" style:family="text">
      <style:text-properties fo:color="#000000"/>
    </style:style>
    <style:style style:name="T7" style:family="text">
      <style:text-properties fo:color="#000000" fo:language="es" fo:country="E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sting – Adventure Scrabble (Pantalla 1)</text:p>
      <text:p text:style-name="Standard"/>
      <text:p text:style-name="Standard">Sacar Fichas del Dispensador</text:p>
      <text:p text:style-name="Standard">1 – Colocar todas las fichas del dispensador <text:s/>en el <text:s/>tablero sin avanzar en el contador. (bien)</text:p>
      <text:p text:style-name="Standard">2- <text:s/>Colocar todas las fichas del dispensador <text:s/>en el <text:s/>tablero avanzando en el contador hasta el final.(bien)</text:p>
      <text:p text:style-name="Standard">3 - Colocar todas las fichas del dispensador <text:s/>en el <text:s/>tablero avanzando en el contador hasta 5. (bien)</text:p>
      <text:p text:style-name="Standard"/>
      <text:p text:style-name="Standard">Colocar Fichas en el <text:s/>Tablero</text:p>
      <text:p text:style-name="Standard">1- Colocar todas las fichas en la parte central del tablero excluyendo los bordes. (bien)</text:p>
      <text:p text:style-name="Standard">2- Colocar todas las fichas en los bordes excluyendo la parte central del tablero. <text:span text:style-name="T1">Problemas en el borde derecho del tablero.</text:span><text:span text:style-name="T4">(corregido)</text:span></text:p>
      <text:p text:style-name="P1">3 – Colocar todas las fichas <text:s/>lejos de los límites del tablero. En estas circunstancias, las fichas deberían retornar a la última posición del dispensador. (bien)</text:p>
      <text:p text:style-name="P1">4- Alternancia <text:s/>entre posición de las fichas y avance del contador del dispensador para abarcar la </text:p>
      <text:p text:style-name="P1">mayor cantidad de situaciones cruzadas posibles.(bien, seguir probando luego)</text:p>
      <text:p text:style-name="Standard"/>
      <text:p text:style-name="Standard">Colocar <text:s/>Fichas dentro del Tablero por encima de otra ficha.</text:p>
      <text:p text:style-name="Standard">1- Colocar todas las fichas en la parte central del tablero excluyendo los bordes. Las fichas a <text:s/>probar deberían ser colocadas por encima de otras fichas ya colocadas. <text:s/></text:p>
      <text:p text:style-name="Standard"><text:span text:style-name="T1">Ver si las fichas <text:s/>“buscan” celdas disponibles. </text:span><text:span text:style-name="T2">Problemas con el while cuando n</text:span><text:span text:style-name="T3">&gt;8.</text:span><text:span text:style-name="T5"> (solucionado)</text:span></text:p>
      <text:p text:style-name="Standard"><text:span text:style-name="T5">2- Colocar todas las fichas en los bordes excluyendo la parte central del tablero. Las fichas a <text:s/>probar deberían ser colocadas por encima de otras fichas ya colocadas. </text:span><text:span text:style-name="T3">Problemas, ya que los locationx o locationy exceden el valor prefijado por el <text:s/>tablero. </text:span><text:span text:style-name="T7">(solucionado)</text:span></text:p>
      <text:p text:style-name="P3"/>
      <text:p text:style-name="P3">Verificar Adyacencias</text:p>
      <text:p text:style-name="P3">1- Por cada ficha que se coloca, se muestra las adyacencias disponibles. (bien)</text:p>
      <text:p text:style-name="P3">2- Verifica que las fichas sean colocadas en los lugares correspondientes, de lo contrario, las rechaza <text:s/>y vuelve a aumentar la lista de fichas disponibles en el dispensador.(bien)</text:p>
      <text:p text:style-name="Standard"><text:span text:style-name="T7">3- Que las adyacencias sean creadas en los cuadrados <text:s/>correspondientes. </text:span><text:span text:style-name="T3">Problemas con la coordenada x=7 e y =3.</text:span><text:span text:style-name="T7"> (corregido)</text:span></text:p>
      <text:p text:style-name="P2">4- Cuando una ficha es colocada <text:s/>encima de otra, deberá <text:s/>ser <text:s/>colocada en las adyacencias disponibles. <text:span text:style-name="T1">Problemas, figura como si la ficha fuera colocada fuera de los límites de las adyacencias. </text:span><text:span text:style-name="T6">(corregido)</text:span></text:p>
      <text:p text:style-name="P2">5- Colocar fichas en los bordes del tablero, para ver que ocurren con las adyacencias a mostrar.(corregido)</text:p>
      <text:p text:style-name="P2">6- Nuevo Error: la primera ficha que va colocada en la celda central del tablero, la coloco fuera de esta y la rechaza. Si intento colocarla nuevamente, esta vez en donde corresponde, muestra un error en pantalla y la desvia. (corregido)</text:p>
      <text:p text:style-name="P2"/>
      <text:p text:style-name="P2">Verificar Calculos.</text:p>
      <text:p text:style-name="P2">7 – Que los calculos matemáticos dé la suma de puntos que corresponda. Problemas <text:s/>con una ficha <text:s/>que contiene cero. (corregido)</text:p>
      <text:p text:style-name="P2">8- Si existe una suma de un <text:s/>bloque mayor a 10, que deshaga ese bloque. (bien)</text:p>
      <text:p text:style-name="P2"/>
      <text:p text:style-name="P2">Otros Testeos y errores:</text:p>
      <text:p text:style-name="P2"/>
      <text:p text:style-name="P2">9- Suma Ver = 10 y suma Hor = 10.</text:p>
      <text:p text:style-name="P2"/>
      <text:p text:style-name="P2">10- Suma Ver = 10 y suma Hor &lt; 10;</text:p>
      <text:p text:style-name="P2"/>
      <text:p text:style-name="P2">11- Suma Ver &lt; 10 y suma Hor =10</text:p>
      <text:p text:style-name="P2"><text:soft-page-break/>12 – Suma Ver &lt; 10 y suma Hor &lt; 10;</text:p>
      <text:p text:style-name="P2"/>
      <text:p text:style-name="P2">13 – Suma Ver &gt; 10 y suma Hor &gt;10</text:p>
      <text:p text:style-name="P2"><text:s/></text:p>
      <text:p text:style-name="P2">14 – Suma Ver &gt; 10 y suma Hor =10</text:p>
      <text:p text:style-name="P2"/>
      <text:p text:style-name="P2">15 – Suma Ver = 10 y suma Hor &gt; 10</text:p>
      <text:p text:style-name="P2"><text:s/></text:p>
      <text:p text:style-name="P2">16 – Suma Ver &gt; 10 y suma Hor &lt;10</text:p>
      <text:p text:style-name="P2"/>
      <text:p text:style-name="P2">17 – Suma Ver &lt; 10 y suma Hor &gt;10</text:p>
      <text:p text:style-name="P2"/>
      <text:p text:style-name="P2">Testing Vidas.</text:p>
      <text:p text:style-name="P2"/>
      <text:p text:style-name="P2">Teniendo 5 vidas, hay que perder 3 vidas y ver como se actualiza:</text:p>
      <text:p text:style-name="P2"/>
      <text:p text:style-name="P2">El cronómetro de la pantalla 1.</text:p>
      <text:p text:style-name="P2">Ver como al recuperar las vidas, esto afecta al cronómetro de la pantalla 1.</text:p>
      <text:p text:style-name="P2">Al salir de la pantalla, los dos cronómetros del mapa.</text:p>
      <text:p text:style-name="P2">Ver como al recuperar las vidas, esto afecta al cronómetro del mapa.</text:p>
      <text:p text:style-name="P2">Probar salir y entrar dentro de un rato para ver si la actualización se realiza satisfactoriamente.</text:p>
      <text:p text:style-name="P2">Ir del mapa a la pantalla 1 para ver que el cronómetro corra de manera simila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ourdes Couto Torres</meta:initial-creator>
    <meta:creation-date>2017-04-12T10:57:12.75</meta:creation-date>
    <dc:date>2017-07-09T17:43:37.74</dc:date>
    <dc:creator>Lourdes Couto Torres</dc:creator>
    <meta:editing-duration>P1DT16H28M56S</meta:editing-duration>
    <meta:editing-cycles>11</meta:editing-cycles>
    <meta:generator>OpenOffice/4.1.3$Win32 OpenOffice.org_project/413m1$Build-9783</meta:generator>
    <meta:document-statistic meta:table-count="0" meta:image-count="0" meta:object-count="0" meta:page-count="2" meta:paragraph-count="45" meta:word-count="624" meta:character-count="3546"/>
  </office:meta>
</office:document-meta>
</file>